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4" svg:font-family="Arial" style:font-family-generic="swiss"/>
    <style:font-face style:name="Arial7" svg:font-family="Arial" style:font-adornments="Regular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Arial5" svg:font-family="Arial" style:font-family-generic="swiss" style:font-pitch="fixed"/>
    <style:font-face style:name="Courier New2" svg:font-family="'Courier New'" style:font-family-generic="swiss" style:font-pitch="fixed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Fertigo Pro" svg:font-family="'Fertigo Pro'" style:font-family-generic="modern" style:font-pitch="variable"/>
    <style:font-face style:name="AR PL New Sung2" svg:font-family="'AR PL New Sung'" style:font-family-generic="roma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 PL New Sung1" svg:font-family="'AR PL New Sung'" style:font-family-generic="swiss" style:font-pitch="variable"/>
    <style:font-face style:name="Arial6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2" svg:font-family="Calibri" style:font-family-generic="swiss" style:font-pitch="variable"/>
    <style:font-face style:name="DejaVu Sans3" svg:font-family="'DejaVu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2" style:family="graphic" style:parent-style-name="objectwithoutfill">
      <style:graphic-properties svg:stroke-width="0.05cm" draw:marker-start="Arrow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1.357cm" fo:padding-top="0.127cm" fo:padding-bottom="0.127cm" fo:padding-left="0.254cm" fo:padding-right="0.254cm" fo:wrap-option="no-wrap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2.3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2.9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5" style:family="graphic" style:parent-style-name="standard" style:list-style-name="L2">
      <style:graphic-properties draw:stroke="dash" draw:stroke-dash="Ultrafine_20_Dashed" svg:stroke-width="0.026cm" svg:stroke-color="#000000" draw:stroke-linejoin="miter" draw:fill="solid" draw:fill-color="#ccffff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26" style:family="graphic" style:parent-style-name="objectwithoutfill">
      <style:graphic-properties draw:stroke="dash" draw:stroke-dash="Ultrafine_20_Dashed" svg:stroke-width="0.05cm" draw:marker-start-width="0.28cm" draw:marker-end-width="0.28cm" draw:fill="solid" draw:fill-color="#ccffff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4cm" fo:min-width="0.72cm" fo:padding-top="0.175cm" fo:padding-bottom="0.175cm" fo:padding-left="0.3cm" fo:padding-right="0.3cm"/>
    </style:style>
    <style:style style:name="gr28" style:family="graphic" style:parent-style-name="standard" style:list-style-name="L3">
      <style:graphic-properties draw:stroke="none" svg:stroke-color="#000000" draw:fill="solid" draw:fill-color="#ffffff" draw:textarea-horizontal-align="left" draw:auto-grow-height="true" draw:auto-grow-width="true" fo:min-height="1.119cm" fo:min-width="2cm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3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3.5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2.343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19cm" fo:min-width="2.343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solid" draw:fill-color="#ffffff" draw:textarea-horizontal-align="left" draw:auto-grow-height="true" draw:auto-grow-width="true" fo:min-height="1.119cm" fo:min-width="2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19cm" fo:min-width="2.993cm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7" style:family="graphic" style:parent-style-name="standard">
      <style:graphic-properties draw:stroke="none" draw:fill="solid" draw:fill-color="#fffbcc" fo:min-height="2.509cm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23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93cm"/>
      <style:paragraph-properties style:writing-mode="lr-tb"/>
    </style:style>
    <style:style style:name="gr5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4.05cm" fo:min-width="19.93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94cm"/>
      <style:paragraph-properties style:writing-mode="lr-tb"/>
    </style:style>
    <style:style style:name="gr57" style:family="graphic" style:parent-style-name="standard">
      <style:graphic-properties draw:fill="solid" draw:fill-color="#e6e6ff" draw:textarea-horizontal-align="justify" draw:textarea-vertical-align="middle" draw:auto-grow-height="false" fo:min-height="5.556cm" fo:min-width="16.79cm" fo:wrap-option="no-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4.728cm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26cm" svg:stroke-color="#000000" draw:stroke-linejoin="miter" draw:fill="solid" draw:fill-color="#ff950e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6cm" svg:stroke-color="#000000" draw:stroke-linejoin="miter" draw:fill="solid" draw:fill-color="#ff950e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5cm"/>
      <style:paragraph-properties style:writing-mode="lr-tb"/>
    </style:style>
    <style:style style:name="gr66" style:family="graphic" style:parent-style-name="standard">
      <style:graphic-properties draw:fill="solid" draw:fill-color="#cfe7f5" draw:textarea-horizontal-align="justify" draw:textarea-vertical-align="middle" draw:auto-grow-height="false" fo:min-height="1cm" fo:min-width="12.533cm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 fo:min-height="0.8cm" fo:min-width="1.867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  <style:paragraph-properties style:writing-mode="lr-tb"/>
    </style:style>
    <style:style style:name="pr1" style:family="presentation" style:parent-style-name="Default-subtitle">
      <style:graphic-properties draw:fill-color="#ffffff" fo:min-height="4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r6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96cm" fo:margin-bottom="0cm" fo:line-height="100%" fo:text-indent="0cm" style:writing-mode="lr-tb"/>
      <style:text-properties fo:font-size="18pt"/>
    </style:style>
    <style:style style:name="P5" style:family="paragraph">
      <loext:graphic-properties draw:fill="none" draw:fill-color="#bbe0e3"/>
      <style:paragraph-properties fo:margin-left="0cm" fo:margin-right="0cm" fo:margin-top="0.396cm" fo:margin-bottom="0cm" fo:line-height="100%" fo:text-indent="0cm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line-height="100%" fo:text-align="center" fo:text-indent="0cm" style:writing-mode="lr-tb"/>
      <style:text-properties style:font-name="Arial6" fo:font-size="28pt" style:font-size-asian="28pt" style:font-size-complex="28pt"/>
    </style:style>
    <style:style style:name="P8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style:font-name="Arial6" fo:font-size="28pt" style:font-size-asian="28pt" style:font-size-complex="28pt"/>
    </style:style>
    <style:style style:name="P9" style:family="paragraph">
      <loext:graphic-properties draw:fill="none" draw:fill-color="#ffffff"/>
      <style:paragraph-properties style:writing-mode="lr-tb"/>
      <style:text-properties style:font-name="Courier New1"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 draw:fill-color="#ccffff"/>
      <style:paragraph-properties fo:margin-left="0cm" fo:margin-right="0cm" fo:line-height="100%" fo:text-align="center" fo:text-indent="0cm" style:writing-mode="lr-tb" style:font-independent-line-spacing="true"/>
      <style:text-properties style:font-name="Arial6" fo:font-size="28pt" style:font-size-asian="28pt" style:font-size-complex="28pt"/>
    </style:style>
    <style:style style:name="P15" style:family="paragraph">
      <loext:graphic-properties draw:fill="solid" draw:fill-color="#ccffff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font-name="Courier New1" fo:font-size="28pt" style:font-size-asian="28pt" style:font-size-complex="28pt"/>
    </style:style>
    <style:style style:name="P19" style:family="paragraph">
      <style:paragraph-properties fo:margin-left="0cm" fo:margin-right="0cm" fo:margin-top="0.396cm" fo:margin-bottom="0cm" fo:line-height="100%" fo:text-indent="0cm"/>
    </style:style>
    <style:style style:name="P20" style:family="paragraph">
      <loext:graphic-properties draw:fill="none" draw:fill-color="#ffffff"/>
      <style:text-properties style:font-name="Courier New1" fo:font-size="28pt" style:font-size-asian="28pt" style:font-size-complex="28pt"/>
    </style:style>
    <style:style style:name="P21" style:family="paragraph">
      <loext:graphic-properties draw:fill="solid" draw:fill-color="#ffffff"/>
      <style:text-properties style:font-name="Courier New1" fo:font-size="28pt" style:font-size-asian="28pt" style:font-size-complex="28pt"/>
    </style:style>
    <style:style style:name="P22" style:family="paragraph">
      <loext:graphic-properties draw:fill="solid" draw:fill-color="#fffbcc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text-properties style:font-name="Times New Roman2" fo:font-size="18pt" fo:font-style="italic" style:font-style-asian="italic" style:font-style-complex="italic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e6e6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loext:graphic-properties draw:fill="solid" draw:fill-color="#ff950e"/>
      <style:paragraph-properties fo:margin-left="0cm" fo:margin-right="0cm" fo:line-height="100%" fo:text-align="center" fo:text-indent="0cm" style:writing-mode="lr-tb" style:font-independent-line-spacing="true"/>
      <style:text-properties style:font-name="Arial6" fo:font-size="28pt" style:font-size-asian="28pt" style:font-size-complex="28pt"/>
    </style:style>
    <style:style style:name="P29" style:family="paragraph">
      <loext:graphic-properties draw:fill="none" draw:fill-color="#ffffff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P30" style:family="paragraph">
      <loext:graphic-properties draw:fill="solid" draw:fill-color="#cfe7f5"/>
      <style:paragraph-properties fo:text-align="center"/>
    </style:style>
    <style:style style:name="P31" style:family="paragraph">
      <loext:graphic-properties draw:fill="solid" draw:fill-color="#ff950e"/>
      <style:paragraph-properties fo:text-align="center"/>
    </style:style>
    <style:style style:name="P32" style:family="paragraph">
      <loext:graphic-properties draw:fill="none" draw:fill-color="#ffffff"/>
      <style:text-properties style:font-name="Times New Roman2" fo:font-size="26pt" fo:font-style="italic" style:font-size-asian="26pt" style:font-style-asian="italic" style:font-size-complex="26pt" style:font-style-complex="italic"/>
    </style:style>
    <style:style style:name="P33" style:family="paragraph">
      <loext:graphic-properties draw:fill="none" draw:fill-color="#ffffff"/>
      <style:text-properties fo:color="#dc2300" style:font-name="Times New Roman2" fo:font-size="26pt" fo:font-style="italic" style:font-size-asian="26pt" style:font-style-asian="italic" style:font-size-complex="26pt" style:font-style-complex="italic"/>
    </style:style>
    <style:style style:name="P34" style:family="paragraph">
      <loext:graphic-properties draw:fill="none" draw:fill-color="#ffffff"/>
      <style:text-properties style:font-name="Times New Roman2"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Fertigo Pro" fo:font-size="18pt" fo:language="en" fo:country="GB" fo:font-style="italic" style:font-size-asian="18pt" style:font-style-asian="italic" style:font-size-complex="18pt" style:font-style-complex="italic"/>
    </style:style>
    <style:style style:name="T3" style:family="text">
      <style:text-properties style:font-name="Arial6" fo:font-size="28pt" fo:language="en" fo:country="GB" style:font-size-asian="28pt" style:font-size-complex="28pt"/>
    </style:style>
    <style:style style:name="T4" style:family="text">
      <style:text-properties style:font-name="Arial6" fo:font-size="16pt" style:font-size-asian="16pt" style:font-size-complex="16pt"/>
    </style:style>
    <style:style style:name="T5" style:family="text">
      <style:text-properties style:font-name="Courier New1" fo:font-size="28pt" style:font-size-asian="28pt" style:font-size-complex="28pt"/>
    </style:style>
    <style:style style:name="T6" style:family="text">
      <style:text-properties style:font-name="Arial6"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/>
    </style:style>
    <style:style style:name="T12" style:family="text">
      <style:text-properties style:use-window-font-color="true" style:text-outline="false" style:text-line-through-style="none" style:text-line-through-type="none" style:font-name="Courier New1" fo:font-size="28pt" fo:font-style="normal" fo:text-shadow="none" style:text-underline-style="none" fo:font-weight="normal" style:letter-kerning="true" style:font-name-asian="AR PL New Sung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6" fo:font-size="16pt" fo:font-style="normal" fo:text-shadow="none" style:text-underline-style="none" fo:font-weight="bold" style:letter-kerning="true" style:font-name-asian="AR PL New Sung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6" fo:font-size="16pt" fo:font-style="normal" fo:text-shadow="none" style:text-underline-style="none" fo:font-weight="normal" style:letter-kerning="true" style:font-name-asian="AR PL New Sung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 New1" fo:font-weight="normal" style:font-weight-asian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style:font-name-asian="AR PL New Sung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Arial6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Arial6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Arial7" fo:font-weight="bold" style:font-name-asian="Arial7" style:font-weight-asian="bold" style:font-name-complex="Arial7" style:font-weight-complex="bold"/>
    </style:style>
    <style:style style:name="T22" style:family="text">
      <style:text-properties style:font-name="Times New Roman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style:font-name="Times New Roman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style:font-name="Times New Roman1" fo:font-size="28pt" fo:font-style="italic" fo:font-weight="normal" style:font-name-asian="Times New Roman1" style:font-size-asian="28pt" style:font-style-asian="italic" style:font-weight-asian="normal" style:font-name-complex="Times New Roman1" style:font-size-complex="28pt" style:font-style-complex="italic" style:font-weight-complex="normal"/>
    </style:style>
    <style:style style:name="T25" style:family="text">
      <style:text-properties style:font-name="Arial6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font-name="Calibri3" fo:font-size="16pt" style:font-size-asian="16pt" style:font-size-complex="16pt"/>
    </style:style>
    <style:style style:name="T28" style:family="text">
      <style:text-properties style:font-name="Calibri3" fo:font-size="16pt" fo:font-style="italic" style:font-size-asian="16pt" style:font-style-asian="italic" style:font-size-complex="16pt" style:font-style-complex="italic"/>
    </style:style>
    <style:style style:name="T29" style:family="text">
      <style:text-properties style:font-name="Times New Roman2" fo:font-size="18pt" fo:font-style="italic" style:font-style-asian="italic" style:font-style-complex="italic"/>
    </style:style>
    <style:style style:name="T30" style:family="text">
      <style:text-properties style:font-name="Times New Roman1" fo:font-size="18pt" fo:font-style="italic" style:font-name-asian="Times New Roman1" style:font-style-asian="italic" style:font-name-complex="Times New Roman1" style:font-style-complex="italic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T37" style:family="text">
      <style:text-properties style:font-name="Times New Roman2" fo:font-size="26pt" fo:font-style="italic" style:font-size-asian="26pt" style:font-style-asian="italic" style:font-size-complex="26pt" style:font-style-complex="italic"/>
    </style:style>
    <style:style style:name="T38" style:family="text">
      <style:text-properties fo:color="#dc2300" style:font-name="Times New Roman2" fo:font-size="26pt" fo:font-style="italic" style:font-size-asian="26pt" style:font-style-asian="italic" style:font-size-complex="26pt" style:font-style-complex="italic"/>
    </style:style>
    <style:style style:name="T39" style:family="text">
      <style:text-properties fo:color="#dc2300" style:font-name="Times New Roman1" fo:font-size="26pt" fo:font-style="italic" style:font-name-asian="Times New Roman1" style:font-size-asian="26pt" style:font-style-asian="italic" style:font-name-complex="Times New Roman1" style:font-size-complex="26pt" style:font-style-complex="italic"/>
    </style:style>
    <style:style style:name="T40" style:family="text">
      <style:text-properties style:font-name="Times New Roman2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33.596cm" svg:height="4.251cm" svg:x="1.334cm" svg:y="7.928cm" presentation:class="subtitle" presentation:user-transformed="true">
          <draw:text-box>
            <text:p><text:span text:style-name="T1">Reasoning with PDDL 2.1 Durative Actions: Challeng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33.596cm" svg:height="3.506cm" svg:x="1.866cm" svg:y="0.837cm" presentation:class="title" presentation:user-transformed="true">
          <draw:text-box>
            <text:p>Durative Actions in LPGP</text:p>
          </draw:text-box>
        </draw:frame>
        <draw:custom-shape draw:style-name="gr2" draw:text-style-name="P5" draw:layer="layout" svg:width="2.229cm" svg:height="1.017cm" svg:x="5.868cm" svg:y="7.128cm">
          <text:list text:style-name="L2">
            <text:list-header>
              <text:p text:style-name="P4"><text:span text:style-name="T2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.228cm" svg:height="1.017cm" svg:x="28.53cm" svg:y="10.726cm">
          <text:list text:style-name="L2">
            <text:list-header>
              <text:p text:style-name="P4"><text:span text:style-name="T2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xml:id="id2" draw:id="id2" draw:layer="layout" svg:width="2.228cm" svg:height="1.017cm" svg:x="6.932cm" svg:y="10.7cm">
          <text:list text:style-name="L2">
            <text:list-header>
              <text:p text:style-name="P4"><text:span text:style-name="T2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xml:id="id1" draw:id="id1" draw:layer="layout" svg:width="2.229cm" svg:height="1.017cm" svg:x="27.501cm" svg:y="7.108cm">
          <text:list text:style-name="L2">
            <text:list-header>
              <text:p text:style-name="P4"><text:span text:style-name="T2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5" xml:id="id7" draw:id="id7" draw:layer="layout" svg:width="3.333cm" svg:height="1.017cm" svg:x="17.065cm" svg:y="7.129cm">
          <text:list text:style-name="L2">
            <text:list-header>
              <text:p text:style-name="P4"><text:span text:style-name="T2">p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xml:id="id5" draw:id="id5" draw:layer="layout" svg:x1="19.197cm" svg:y1="7.6cm" svg:x2="27.463cm" svg:y2="7.6cm">
          <text:p/>
        </draw:line>
        <draw:line draw:style-name="gr7" draw:text-style-name="P6" xml:id="id4" draw:id="id4" draw:layer="layout" svg:x1="17.065cm" svg:y1="7.6cm" svg:x2="7.999cm" svg:y2="7.6cm">
          <text:p/>
        </draw:line>
        <draw:custom-shape draw:style-name="gr8" draw:text-style-name="P8" draw:layer="layout" svg:width="3.064cm" svg:height="2.601cm" svg:x="7.197cm" svg:y="8.225cm">
          <text:list text:style-name="L2">
            <text:list-header>
              <text:p text:style-name="P7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9.065cm" svg:y1="9.4cm" svg:x2="9.065cm" svg:y2="10.2cm">
            <text:p/>
          </draw:line>
          <draw:line draw:style-name="gr9" draw:text-style-name="P6" draw:layer="layout" svg:x1="9.065cm" svg:y1="9.8cm" svg:x2="9.865cm" svg:y2="9.8cm">
            <text:p/>
          </draw:line>
        </draw:g>
        <draw:custom-shape draw:style-name="gr10" draw:text-style-name="P8" draw:layer="layout" svg:width="3.064cm" svg:height="2.601cm" svg:x="26cm" svg:y="8.225cm">
          <text:list text:style-name="L2">
            <text:list-item>
              <text:p text:style-name="P7"><text:span text:style-name="T3">A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28.53cm" svg:y1="9.4cm" svg:x2="28.53cm" svg:y2="10.2cm">
            <text:p/>
          </draw:line>
          <draw:line draw:style-name="gr9" draw:text-style-name="P6" draw:layer="layout" svg:x1="28.53cm" svg:y1="9.8cm" svg:x2="27.73cm" svg:y2="9.8cm">
            <text:p/>
          </draw:line>
        </draw:g>
        <draw:custom-shape draw:style-name="gr11" draw:text-style-name="P8" xml:id="id6" draw:id="id6" draw:layer="layout" svg:width="3.064cm" svg:height="2.601cm" svg:x="16.8cm" svg:y="8.226cm">
          <text:list text:style-name="L2">
            <text:list-item>
              <text:p text:style-name="P7"><text:span text:style-name="T3">A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2" draw:text-style-name="P6" xml:id="id8" draw:id="id8" draw:layer="layout" svg:x1="18.531cm" svg:y1="9.9cm" svg:x2="19.731cm" svg:y2="9.9cm">
          <text:p/>
        </draw:line>
        <draw:custom-shape draw:style-name="gr13" draw:text-style-name="P8" xml:id="id3" draw:id="id3" draw:layer="layout" svg:width="21.865cm" svg:height="2.601cm" svg:x="7.199cm" svg:y="8.225cm">
          <text:list text:style-name="L2">
            <text:list-header>
              <text:p text:style-name="P7"><text:span text:style-name="T3">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9" xml:id="id9" draw:id="id9" draw:layer="layout" svg:width="2.333cm" svg:height="1.119cm" svg:x="10.599cm" svg:y="10.725cm">
          <draw:text-box>
            <text:p><text:span text:style-name="T4">U </text:span><text:span text:style-name="T5">As</text:span></text:p>
          </draw:text-box>
        </draw:frame>
        <draw:frame draw:style-name="gr14" draw:text-style-name="P9" xml:id="id10" draw:id="id10" draw:layer="layout" svg:width="2.333cm" svg:height="1.119cm" svg:x="22.597cm" svg:y="7.181cm">
          <draw:text-box>
            <text:p><text:span text:style-name="T5">As</text:span><text:span text:style-name="T4"> U</text:span></text:p>
          </draw:text-box>
        </draw:frame>
        <draw:frame draw:style-name="gr15" draw:text-style-name="P9" xml:id="id11" draw:id="id11" draw:layer="layout" svg:width="2.993cm" svg:height="1.119cm" svg:x="30.063cm" svg:y="10.725cm">
          <draw:text-box>
            <text:p><text:span text:style-name="T4">U </text:span><text:span text:style-name="T6">¬</text:span><text:span text:style-name="T5">As</text:span></text:p>
          </draw:text-box>
        </draw:frame>
        <draw:frame draw:style-name="gr16" draw:text-style-name="P10" draw:layer="layout" svg:width="15.199cm" svg:height="0.954cm" svg:x="21.064cm" svg:y="3.986cm">
          <draw:text-box>
            <text:p><text:span text:style-name="T7">(Fox and Long, ICAPS 200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1s" smil:fill="hold" svg:path="m0.00892951127819548 0h-0.0416447368421052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1" svg:path="m0.00776221804511273 0h-0.0688815789473683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" svg:path="m-0.00793139097744363 0h0.0649342105263158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33.596cm" svg:height="3.506cm" svg:x="1.866cm" svg:y="0.837cm" presentation:class="title" presentation:user-transformed="true">
          <draw:text-box>
            <text:p>Planning with Snap Actions (i)</text:p>
          </draw:text-box>
        </draw:frame>
        <draw:frame presentation:style-name="pr4" draw:layer="layout" svg:width="33.596cm" svg:height="10.8cm" svg:x="1.867cm" svg:y="10.4cm" presentation:class="outline" presentation:user-transformed="true">
          <draw:text-box>
            <text:p xml:id="id12" text:id="id12">Challenge 1: What if B <text:s text:c="2"/>interferes with the goal?</text:p>
            <text:list text:style-name="L4">
              <text:list-item>
                <text:p xml:id="id17" text:id="id17">PDDL 2.1 semantics: <text:span text:style-name="T8">no actions can be executing in a goal state.</text:span></text:p>
                <text:p><text:span text:style-name="T9"/></text:p>
              </text:list-item>
              <text:list-item>
                <text:p xml:id="id19" text:id="id19"><text:span text:style-name="T8">Solution: </text:span><text:span text:style-name="T10">add ¬As, ¬Bs, ¬Cs.... to the goal</text:span></text:p>
                <text:list>
                  <text:list-item>
                    <text:p xml:id="id20" text:id="id20"><text:span text:style-name="T10">(Or make this implicit in a temporal planner.)</text:span></text:p>
                  </text:list-item>
                </text:list>
              </text:list-item>
            </text:list>
          </draw:text-box>
        </draw:frame>
        <draw:custom-shape draw:style-name="gr17" draw:text-style-name="P8" draw:layer="layout" svg:width="3.064cm" svg:height="2.601cm" svg:x="3.466cm" svg:y="5.3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5.333cm" svg:y1="6.535cm" svg:x2="5.333cm" svg:y2="7.335cm">
            <text:p/>
          </draw:line>
          <draw:line draw:style-name="gr9" draw:text-style-name="P6" draw:layer="layout" svg:x1="5.333cm" svg:y1="6.935cm" svg:x2="6.133cm" svg:y2="6.935cm">
            <text:p/>
          </draw:line>
        </draw:g>
        <draw:g>
          <draw:custom-shape draw:style-name="gr18" draw:text-style-name="P8" draw:layer="layout" svg:width="3.064cm" svg:height="2.601cm" svg:x="14.665cm" svg:y="5.361cm">
            <text:list text:style-name="L2">
              <text:list-item>
                <text:p text:style-name="P12"><text:span text:style-name="T3">A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17.196cm" svg:y1="6.536cm" svg:x2="17.196cm" svg:y2="7.336cm">
              <text:p/>
            </draw:line>
            <draw:line draw:style-name="gr9" draw:text-style-name="P6" draw:layer="layout" svg:x1="17.196cm" svg:y1="6.936cm" svg:x2="16.396cm" svg:y2="6.936cm">
              <text:p/>
            </draw:line>
          </draw:g>
        </draw:g>
        <draw:custom-shape draw:style-name="gr19" draw:text-style-name="P8" draw:layer="layout" svg:width="3.064cm" svg:height="2.601cm" svg:x="9.065cm" svg:y="5.36cm">
          <text:list text:style-name="L2">
            <text:list-header>
              <text:p text:style-name="P12"><text:span text:style-name="T3">B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10.933cm" svg:y1="6.535cm" svg:x2="10.933cm" svg:y2="7.335cm">
            <text:p/>
          </draw:line>
          <draw:line draw:style-name="gr9" draw:text-style-name="P6" draw:layer="layout" svg:x1="10.933cm" svg:y1="6.935cm" svg:x2="11.733cm" svg:y2="6.935cm">
            <text:p/>
          </draw:line>
        </draw:g>
        <draw:frame draw:style-name="gr20" draw:text-style-name="P13" draw:layer="layout" svg:width="3.466cm" svg:height="0.712cm" svg:x="17.065cm" svg:y="8.325cm">
          <draw:text-box>
            <text:p><text:span text:style-name="T11">¬As, G</text:span></text:p>
          </draw:text-box>
        </draw:frame>
        <draw:custom-shape draw:style-name="gr21" draw:text-style-name="P8" draw:layer="layout" svg:width="3.064cm" svg:height="2.601cm" svg:x="3.466cm" svg:y="5.3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5.333cm" svg:y1="6.535cm" svg:x2="5.333cm" svg:y2="7.335cm">
            <text:p/>
          </draw:line>
          <draw:line draw:style-name="gr9" draw:text-style-name="P6" draw:layer="layout" svg:x1="5.333cm" svg:y1="6.935cm" svg:x2="6.133cm" svg:y2="6.935cm">
            <text:p/>
          </draw:line>
        </draw:g>
        <draw:g>
          <draw:custom-shape draw:style-name="gr22" draw:text-style-name="P8" draw:layer="layout" svg:width="3.064cm" svg:height="2.601cm" svg:x="14.665cm" svg:y="5.361cm">
            <text:list text:style-name="L2">
              <text:list-item>
                <text:p text:style-name="P12"><text:span text:style-name="T3">A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17.196cm" svg:y1="6.536cm" svg:x2="17.196cm" svg:y2="7.336cm">
              <text:p/>
            </draw:line>
            <draw:line draw:style-name="gr9" draw:text-style-name="P6" draw:layer="layout" svg:x1="17.196cm" svg:y1="6.936cm" svg:x2="16.396cm" svg:y2="6.936cm">
              <text:p/>
            </draw:line>
          </draw:g>
        </draw:g>
        <draw:custom-shape draw:style-name="gr23" draw:text-style-name="P8" draw:layer="layout" svg:width="3.064cm" svg:height="2.601cm" svg:x="9.065cm" svg:y="5.36cm">
          <text:list text:style-name="L2">
            <text:list-header>
              <text:p text:style-name="P12"><text:span text:style-name="T3">B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10.933cm" svg:y1="6.535cm" svg:x2="10.933cm" svg:y2="7.335cm">
            <text:p/>
          </draw:line>
          <draw:line draw:style-name="gr9" draw:text-style-name="P6" draw:layer="layout" svg:x1="10.933cm" svg:y1="6.935cm" svg:x2="11.733cm" svg:y2="6.935cm">
            <text:p/>
          </draw:line>
        </draw:g>
        <draw:frame draw:style-name="gr24" draw:text-style-name="P13" draw:layer="layout" svg:width="2.933cm" svg:height="1.15cm" svg:x="10.932cm" svg:y="8.325cm">
          <draw:text-box>
            <text:p><text:span text:style-name="T11">Bs, f</text:span></text:p>
          </draw:text-box>
        </draw:frame>
        <draw:frame draw:style-name="gr20" draw:text-style-name="P13" draw:layer="layout" svg:width="2.133cm" svg:height="0.712cm" svg:x="12.798cm" svg:y="4.725cm">
          <draw:text-box>
            <text:p><text:span text:style-name="T11">As,f</text:span></text:p>
          </draw:text-box>
        </draw:frame>
        <draw:frame draw:style-name="gr20" draw:text-style-name="P13" draw:layer="layout" svg:width="2.133cm" svg:height="0.712cm" svg:x="5.865cm" svg:y="8.325cm">
          <draw:text-box>
            <text:p><text:span text:style-name="T11">As</text:span></text:p>
          </draw:text-box>
        </draw:frame>
        <draw:frame draw:style-name="gr20" draw:text-style-name="P13" xml:id="id14" draw:id="id14" draw:layer="layout" svg:width="4cm" svg:height="0.712cm" svg:x="29.064cm" svg:y="8.163cm">
          <draw:text-box>
            <text:p><text:span text:style-name="T11">¬Bs, ¬G</text:span></text:p>
          </draw:text-box>
        </draw:frame>
        <draw:g xml:id="id15" draw:id="id15">
          <draw:custom-shape draw:style-name="gr25" draw:text-style-name="P14" draw:layer="layout" svg:width="3.064cm" svg:height="2.601cm" svg:x="26.663cm" svg:y="5.437cm">
            <text:list text:style-name="L2">
              <text:list-item>
                <text:p text:style-name="P12"><text:span text:style-name="T3">B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26" draw:text-style-name="P15" draw:layer="layout" svg:x1="29.194cm" svg:y1="6.612cm" svg:x2="29.194cm" svg:y2="7.412cm">
              <text:p/>
            </draw:line>
            <draw:line draw:style-name="gr26" draw:text-style-name="P15" draw:layer="layout" svg:x1="29.194cm" svg:y1="7.012cm" svg:x2="28.394cm" svg:y2="7.012cm">
              <text:p/>
            </draw:line>
          </draw:g>
        </draw:g>
        <draw:frame draw:style-name="gr20" draw:text-style-name="P13" xml:id="id16" draw:id="id16" draw:layer="layout" svg:width="2.133cm" svg:height="0.712cm" svg:x="24.798cm" svg:y="4.563cm">
          <draw:text-box>
            <text:p><text:span text:style-name="T11">Bs</text:span></text:p>
          </draw:text-box>
        </draw:frame>
        <draw:custom-shape draw:style-name="gr27" draw:text-style-name="P6" xml:id="id18" draw:id="id18" draw:layer="layout" svg:width="1.866cm" svg:height="1.4cm" svg:x="30.19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" draw:id="id13">
          <draw:line draw:style-name="gr9" draw:text-style-name="P6" draw:layer="layout" svg:x1="13.862cm" svg:y1="11.136cm" svg:x2="13.862cm" svg:y2="11.936cm">
            <text:p/>
          </draw:line>
          <draw:line draw:style-name="gr9" draw:text-style-name="P6" draw:layer="layout" svg:x1="13.862cm" svg:y1="11.536cm" svg:x2="13.062cm" svg:y2="11.53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8" draw:text-style-name="P18" draw:layer="layout" svg:width="2cm" svg:height="1.119cm" svg:x="23.385cm" svg:y="4.86cm">
          <draw:text-box>
            <text:p text:style-name="P17"><text:span text:style-name="T12">As</text:span><text:span text:style-name="T13"> </text:span><text:span text:style-name="T14">U</text:span></text:p>
          </draw:text-box>
        </draw:frame>
        <draw:frame presentation:style-name="pr5" draw:layer="layout" svg:width="33.596cm" svg:height="3.506cm" svg:x="1.866cm" svg:y="0.837cm" presentation:class="title" presentation:user-transformed="true">
          <draw:text-box>
            <text:p>Planning with Snap Actions (ii)</text:p>
          </draw:text-box>
        </draw:frame>
        <draw:frame presentation:style-name="pr6" draw:layer="layout" svg:width="33.596cm" svg:height="10.114cm" svg:x="1.617cm" svg:y="10cm" presentation:class="outline" presentation:user-transformed="true">
          <draw:text-box>
            <text:list text:style-name="L4">
              <text:list-item>
                <text:p>Challenge 2: what about <text:span text:style-name="T8">over all </text:span><text:span text:style-name="T10">conditions?</text:span></text:p>
                <text:list>
                  <text:list-item>
                    <text:p><text:span text:style-name="T10">If A is executing, inv_A must hold.</text:span></text:p>
                  </text:list-item>
                </text:list>
              </text:list-item>
              <text:list-item>
                <text:p xml:id="id25" text:id="id25"><text:span text:style-name="T8">Solution:</text:span></text:p>
                <text:list>
                  <text:list-item>
                    <text:p xml:id="id26" text:id="id26"><text:span text:style-name="T10">In every state where As is true: inv_A must also be true</text:span></text:p>
                  </text:list-item>
                  <text:list-item>
                    <text:p xml:id="id28" text:id="id28"><text:span text:style-name="T15">Or: </text:span><text:span text:style-name="T16">(imply (As) inv_A)</text:span></text:p>
                  </text:list-item>
                  <text:list-item>
                    <text:p xml:id="id27" text:id="id27"><text:span text:style-name="T10">Violating an invariant then leads to a </text:span><text:span text:style-name="T8">dead-end</text:span><text:span text:style-name="T10">.</text:span></text:p>
                  </text:list-item>
                </text:list>
              </text:list-item>
            </text:list>
          </draw:text-box>
        </draw:frame>
        <draw:custom-shape draw:style-name="gr29" draw:text-style-name="P5" draw:layer="layout" svg:width="2.229cm" svg:height="1.017cm" svg:x="5.866cm" svg:y="4.859cm">
          <text:list text:style-name="L2">
            <text:list-header>
              <text:p text:style-name="P19"><text:span text:style-name="T2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5" draw:layer="layout" svg:width="2.228cm" svg:height="1.017cm" svg:x="28.527cm" svg:y="8.457cm">
          <text:list text:style-name="L2">
            <text:list-header>
              <text:p text:style-name="P19"><text:span text:style-name="T2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5" draw:layer="layout" svg:width="2.228cm" svg:height="1.017cm" svg:x="6.929cm" svg:y="8.431cm">
          <text:list text:style-name="L2">
            <text:list-header>
              <text:p text:style-name="P19"><text:span text:style-name="T2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5" draw:layer="layout" svg:width="2.229cm" svg:height="1.017cm" svg:x="25.232cm" svg:y="4.839cm">
          <text:list text:style-name="L2">
            <text:list-header>
              <text:p text:style-name="P19"><text:span text:style-name="T2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5" draw:layer="layout" svg:width="3.466cm" svg:height="1.017cm" svg:x="14.132cm" svg:y="4.86cm">
          <text:list text:style-name="L2">
            <text:list-header>
              <text:p text:style-name="P19"><text:span text:style-name="T2">inv_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8" draw:layer="layout" svg:width="3.064cm" svg:height="2.601cm" svg:x="7.195cm" svg:y="5.95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9.062cm" svg:y1="7.131cm" svg:x2="9.062cm" svg:y2="7.931cm">
            <text:p/>
          </draw:line>
          <draw:line draw:style-name="gr9" draw:text-style-name="P6" draw:layer="layout" svg:x1="9.062cm" svg:y1="7.531cm" svg:x2="9.862cm" svg:y2="7.531cm">
            <text:p/>
          </draw:line>
        </draw:g>
        <draw:custom-shape draw:style-name="gr35" draw:text-style-name="P8" draw:layer="layout" svg:width="3.064cm" svg:height="2.601cm" svg:x="25.997cm" svg:y="5.956cm">
          <text:list text:style-name="L2">
            <text:list-item>
              <text:p text:style-name="P12"><text:span text:style-name="T3">A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28.527cm" svg:y1="7.131cm" svg:x2="28.527cm" svg:y2="7.931cm">
            <text:p/>
          </draw:line>
          <draw:line draw:style-name="gr9" draw:text-style-name="P6" draw:layer="layout" svg:x1="28.527cm" svg:y1="7.531cm" svg:x2="27.727cm" svg:y2="7.531cm">
            <text:p/>
          </draw:line>
        </draw:g>
        <draw:custom-shape draw:style-name="gr36" draw:text-style-name="P8" draw:layer="layout" svg:width="3.064cm" svg:height="2.601cm" svg:x="16.798cm" svg:y="5.957cm">
          <text:list text:style-name="L2">
            <text:list-item>
              <text:p text:style-name="P12"><text:span text:style-name="T3">A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8.529cm" svg:y1="7.631cm" svg:x2="19.729cm" svg:y2="7.631cm">
          <text:p/>
        </draw:line>
        <draw:frame draw:style-name="gr37" draw:text-style-name="P20" draw:layer="layout" svg:width="3.528cm" svg:height="1.119cm" svg:x="10.596cm" svg:y="8.456cm">
          <draw:text-box>
            <text:p><text:span text:style-name="T4">U </text:span><text:span text:style-name="T5">As</text:span></text:p>
          </draw:text-box>
        </draw:frame>
        <draw:frame draw:style-name="gr15" draw:text-style-name="P20" draw:layer="layout" svg:width="2.993cm" svg:height="1.119cm" svg:x="30.061cm" svg:y="8.456cm">
          <draw:text-box>
            <text:p><text:span text:style-name="T4">U </text:span><text:span text:style-name="T6">¬</text:span><text:span text:style-name="T5">As</text:span></text:p>
          </draw:text-box>
        </draw:frame>
        <draw:frame draw:style-name="gr38" draw:text-style-name="P20" xml:id="id21" draw:id="id21" draw:layer="layout" svg:width="2.343cm" svg:height="1.119cm" svg:x="12.426cm" svg:y="4.858cm">
          <draw:text-box>
            <text:p><text:span text:style-name="T17">AS</text:span><text:span text:style-name="T18"> </text:span><text:span text:style-name="T4">U</text:span></text:p>
          </draw:text-box>
        </draw:frame>
        <draw:frame draw:style-name="gr39" draw:text-style-name="P21" xml:id="id22" draw:id="id22" draw:layer="layout" svg:width="2.343cm" svg:height="2.237cm" svg:x="20.2cm" svg:y="8.122cm">
          <draw:text-box>
            <text:p><text:span text:style-name="T19">Ai</text:span></text:p>
            <text:p><text:span text:style-name="T20">¬</text:span><text:span text:style-name="T19">As</text:span><text:span text:style-name="T4"> </text:span></text:p>
          </draw:text-box>
        </draw:frame>
        <draw:frame draw:style-name="gr40" draw:text-style-name="P18" xml:id="id23" draw:id="id23" draw:layer="layout" svg:width="2cm" svg:height="1.119cm" svg:x="23.4cm" svg:y="4.859cm">
          <draw:text-box>
            <text:p text:style-name="P17"><text:span text:style-name="T17">Ai</text:span><text:span text:style-name="T13"> </text:span><text:span text:style-name="T14">U</text:span></text:p>
          </draw:text-box>
        </draw:frame>
        <draw:frame draw:style-name="gr41" draw:text-style-name="P21" xml:id="id24" draw:id="id24" draw:layer="layout" svg:width="2.993cm" svg:height="1.119cm" svg:x="30.062cm" svg:y="8.457cm">
          <draw:text-box>
            <text:p><text:span text:style-name="T4">U </text:span><text:span text:style-name="T20">¬</text:span><text:span text:style-name="T19">A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33.596cm" svg:height="3.506cm" svg:x="1.866cm" svg:y="0.837cm" presentation:class="title" presentation:user-transformed="true">
          <draw:text-box>
            <text:p>Planning with Snap Actions (iii)</text:p>
          </draw:text-box>
        </draw:frame>
        <draw:frame presentation:style-name="pr6" draw:layer="layout" svg:width="33.596cm" svg:height="5.094cm" svg:x="1.867cm" svg:y="15.106cm" presentation:class="outline" presentation:user-transformed="true">
          <draw:text-box>
            <text:list text:style-name="L4">
              <text:list-item>
                <text:p>Challenge 3: <text:span text:style-name="T8">where did the durations go?</text:span></text:p>
                <text:list>
                  <text:list-item>
                    <text:p><text:span text:style-name="T10">More generally, what are the temporal constraints?</text:span></text:p>
                  </text:list-item>
                  <text:list-item>
                    <text:p xml:id="id29" text:id="id29"><text:span text:style-name="T8">Logically sound </text:span><text:span text:style-name="T21">≠</text:span><text:span text:style-name="T8"> temporally sound.</text:span></text:p>
                  </text:list-item>
                </text:list>
              </text:list-item>
            </text:list>
          </draw:text-box>
        </draw:frame>
        <draw:custom-shape draw:style-name="gr42" draw:text-style-name="P8" draw:layer="layout" svg:width="3.064cm" svg:height="2.601cm" svg:x="3.466cm" svg:y="5.3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5.333cm" svg:y1="6.535cm" svg:x2="5.333cm" svg:y2="7.335cm">
            <text:p/>
          </draw:line>
          <draw:line draw:style-name="gr9" draw:text-style-name="P6" draw:layer="layout" svg:x1="5.333cm" svg:y1="6.935cm" svg:x2="6.133cm" svg:y2="6.935cm">
            <text:p/>
          </draw:line>
        </draw:g>
        <draw:g>
          <draw:custom-shape draw:style-name="gr43" draw:text-style-name="P8" draw:layer="layout" svg:width="3.064cm" svg:height="2.601cm" svg:x="20.133cm" svg:y="5.4cm">
            <text:list text:style-name="L2">
              <text:list-item>
                <text:p text:style-name="P12"><text:span text:style-name="T3">A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22.664cm" svg:y1="6.575cm" svg:x2="22.664cm" svg:y2="7.375cm">
              <text:p/>
            </draw:line>
            <draw:line draw:style-name="gr9" draw:text-style-name="P6" draw:layer="layout" svg:x1="22.664cm" svg:y1="6.975cm" svg:x2="21.864cm" svg:y2="6.975cm">
              <text:p/>
            </draw:line>
          </draw:g>
        </draw:g>
        <draw:custom-shape draw:style-name="gr44" draw:text-style-name="P8" draw:layer="layout" svg:width="3.064cm" svg:height="2.601cm" svg:x="9.065cm" svg:y="5.36cm">
          <text:list text:style-name="L2">
            <text:list-header>
              <text:p text:style-name="P12"><text:span text:style-name="T3">B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3.064cm" svg:height="2.601cm" svg:x="3.466cm" svg:y="5.3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9" draw:text-style-name="P6" draw:layer="layout" svg:x1="5.333cm" svg:y1="6.535cm" svg:x2="5.333cm" svg:y2="7.335cm">
            <text:p/>
          </draw:line>
          <draw:line draw:style-name="gr9" draw:text-style-name="P6" draw:layer="layout" svg:x1="5.333cm" svg:y1="6.935cm" svg:x2="6.133cm" svg:y2="6.935cm">
            <text:p/>
          </draw:line>
        </draw:g>
        <draw:g>
          <draw:custom-shape draw:style-name="gr46" draw:text-style-name="P8" draw:layer="layout" svg:width="3.064cm" svg:height="2.601cm" svg:x="14.665cm" svg:y="5.4cm">
            <text:list text:style-name="L2">
              <text:list-item>
                <text:p text:style-name="P12"><text:span text:style-name="T3">B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17.196cm" svg:y1="6.575cm" svg:x2="17.196cm" svg:y2="7.375cm">
              <text:p/>
            </draw:line>
            <draw:line draw:style-name="gr9" draw:text-style-name="P6" draw:layer="layout" svg:x1="17.196cm" svg:y1="6.975cm" svg:x2="16.396cm" svg:y2="6.975cm">
              <text:p/>
            </draw:line>
          </draw:g>
        </draw:g>
        <draw:g>
          <draw:line draw:style-name="gr9" draw:text-style-name="P6" draw:layer="layout" svg:x1="11.2cm" svg:y1="6.635cm" svg:x2="11.2cm" svg:y2="7.435cm">
            <text:p/>
          </draw:line>
          <draw:line draw:style-name="gr9" draw:text-style-name="P6" draw:layer="layout" svg:x1="11.2cm" svg:y1="7.035cm" svg:x2="12cm" svg:y2="7.03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>
          <draw:text-box>
            <text:p>Option 1: Decision Epoch Planning</text:p>
          </draw:text-box>
        </draw:frame>
        <draw:frame presentation:style-name="pr6" draw:layer="layout" svg:width="33.596cm" svg:height="15cm" svg:x="1.866cm" svg:y="4.2cm" presentation:class="outline" presentation:user-transformed="true">
          <draw:text-box>
            <text:list text:style-name="L4">
              <text:list-item>
                <text:p>Search with <text:span text:style-name="T8">time-stamped states</text:span><text:span text:style-name="T10"> and a </text:span><text:span text:style-name="T8">priority queue</text:span><text:span text:style-name="T10"> of pending end snap-actions.</text:span></text:p>
                <text:list>
                  <text:list-item>
                    <text:p><text:span text:style-name="T10">See Temporal Fast Downward (Eyerich, Mattmüller and Röger, ICAPS 2009); Sapa (Do and Kambhampati, JAIR 2003), and others.</text:span></text:p>
                  </text:list-item>
                </text:list>
              </text:list-item>
              <text:list-item>
                <text:p xml:id="id30" text:id="id30"><text:span text:style-name="T10">In a state S, at time </text:span><text:span text:style-name="T22">t</text:span><text:span text:style-name="T10"> and with queue Q, either:</text:span></text:p>
                <text:list>
                  <text:list-item>
                    <text:p xml:id="id31" text:id="id31"><text:span text:style-name="T10">Apply a start snap-action A <text:s text:c="2"/>(at time </text:span><text:span text:style-name="T22">t</text:span><text:span text:style-name="T10">)</text:span></text:p>
                    <text:list>
                      <text:list-item>
                        <text:p xml:id="id32" text:id="id32"><text:span text:style-name="T10">Insert A <text:s text:c="3"/>into Q at time </text:span><text:span text:style-name="T23">(t + dur(A))</text:span></text:p>
                      </text:list-item>
                      <text:list-item>
                        <text:p xml:id="id33" text:id="id33"><text:span text:style-name="T23">S'.t <text:s/>= <text:s/>S.t + </text:span><text:span text:style-name="T24">ε</text:span></text:p>
                      </text:list-item>
                    </text:list>
                  </text:list-item>
                  <text:list-item>
                    <text:p xml:id="id36" text:id="id36"><text:span text:style-name="T25">Remove and apply the first end snap-action from Q.</text:span></text:p>
                    <text:list>
                      <text:list-item>
                        <text:p xml:id="id37" text:id="id37"><text:span text:style-name="T23">S'.t </text:span><text:span text:style-name="T25">set to the scheduled time of this, plus </text:span><text:span text:style-name="T24">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34" draw:id="id34">
          <draw:line draw:style-name="gr9" draw:text-style-name="P6" draw:layer="layout" svg:x1="16.231cm" svg:y1="12.3cm" svg:x2="16.231cm" svg:y2="12.9cm">
            <text:p/>
          </draw:line>
          <draw:line draw:style-name="gr9" draw:text-style-name="P6" draw:layer="layout" svg:x1="16.231cm" svg:y1="12.6cm" svg:x2="16.764cm" svg:y2="12.6cm">
            <text:p/>
          </draw:line>
        </draw:g>
        <draw:g xml:id="id35" draw:id="id35">
          <draw:line draw:style-name="gr9" draw:text-style-name="P6" draw:layer="layout" svg:x1="8.999cm" svg:y1="13.5cm" svg:x2="8.999cm" svg:y2="14.1cm">
            <text:p/>
          </draw:line>
          <draw:line draw:style-name="gr9" draw:text-style-name="P6" draw:layer="layout" svg:x1="8.998cm" svg:y1="13.8cm" svg:x2="8.465cm" svg:y2="13.8cm">
            <text:p/>
          </draw:line>
        </draw:g>
        <draw:frame draw:style-name="gr47" draw:text-style-name="P22" draw:layer="layout" svg:width="37.33cm" svg:height="2.509cm" svg:x="0cm" svg:y="18.63cm">
          <draw:text-box>
            <text:p><text:span text:style-name="T26">"SAPA: A Multi-Objective Metric Temporal Planner" M. Do, S. Kambhampati. JAIR (20) (2003)</text:span></text:p>
            <text:p><text:span text:style-name="T27">“</text:span><text:span text:style-name="T27">Using the Context-enhanced Additive Heuristic for Temporal and Numeric Planning.” P. Eyerich, R. Mattmüller and G. Röger. </text:span><text:span text:style-name="T28">ICAPS 200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>
          <draw:text-box>
            <text:p>Running through our example...</text:p>
          </draw:text-box>
        </draw:frame>
        <draw:custom-shape draw:style-name="gr48" draw:text-style-name="P8" xml:id="id38" draw:id="id38" draw:layer="layout" svg:width="3.064cm" svg:height="2.601cm" svg:x="3.466cm" svg:y="5.3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39" draw:id="id39">
          <draw:line draw:style-name="gr9" draw:text-style-name="P6" draw:layer="layout" svg:x1="5.333cm" svg:y1="6.535cm" svg:x2="5.333cm" svg:y2="7.335cm">
            <text:p/>
          </draw:line>
          <draw:line draw:style-name="gr9" draw:text-style-name="P6" draw:layer="layout" svg:x1="5.333cm" svg:y1="6.935cm" svg:x2="6.133cm" svg:y2="6.935cm">
            <text:p/>
          </draw:line>
        </draw:g>
        <draw:custom-shape draw:style-name="gr49" draw:text-style-name="P8" xml:id="id40" draw:id="id40" draw:layer="layout" svg:width="3.064cm" svg:height="2.601cm" svg:x="3.466cm" svg:y="5.3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1" draw:id="id41">
          <draw:line draw:style-name="gr9" draw:text-style-name="P6" draw:layer="layout" svg:x1="5.333cm" svg:y1="6.535cm" svg:x2="5.333cm" svg:y2="7.335cm">
            <text:p/>
          </draw:line>
          <draw:line draw:style-name="gr9" draw:text-style-name="P6" draw:layer="layout" svg:x1="5.333cm" svg:y1="6.935cm" svg:x2="6.133cm" svg:y2="6.935cm">
            <text:p/>
          </draw:line>
        </draw:g>
        <draw:g xml:id="id42" draw:id="id42">
          <draw:custom-shape draw:style-name="gr50" draw:text-style-name="P8" draw:layer="layout" svg:width="3.064cm" svg:height="2.601cm" svg:x="18.131cm" svg:y="18cm">
            <text:list text:style-name="L2">
              <text:list-item>
                <text:p text:style-name="P12"><text:span text:style-name="T3">A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20.662cm" svg:y1="19.175cm" svg:x2="20.662cm" svg:y2="19.975cm">
              <text:p/>
            </draw:line>
            <draw:line draw:style-name="gr9" draw:text-style-name="P6" draw:layer="layout" svg:x1="20.662cm" svg:y1="19.575cm" svg:x2="19.862cm" svg:y2="19.575cm">
              <text:p/>
            </draw:line>
          </draw:g>
        </draw:g>
        <draw:custom-shape draw:style-name="gr51" draw:text-style-name="P8" xml:id="id45" draw:id="id45" draw:layer="layout" svg:width="3.064cm" svg:height="2.601cm" svg:x="9.065cm" svg:y="5.36cm">
          <text:list text:style-name="L2">
            <text:list-header>
              <text:p text:style-name="P12"><text:span text:style-name="T3">B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6" draw:id="id46">
          <draw:line draw:style-name="gr9" draw:text-style-name="P6" draw:layer="layout" svg:x1="10.933cm" svg:y1="6.535cm" svg:x2="10.933cm" svg:y2="7.335cm">
            <text:p/>
          </draw:line>
          <draw:line draw:style-name="gr9" draw:text-style-name="P6" draw:layer="layout" svg:x1="10.933cm" svg:y1="6.935cm" svg:x2="11.733cm" svg:y2="6.935cm">
            <text:p/>
          </draw:line>
        </draw:g>
        <draw:g xml:id="id47" draw:id="id47">
          <draw:custom-shape draw:style-name="gr52" draw:text-style-name="P8" draw:layer="layout" svg:width="3.064cm" svg:height="2.601cm" svg:x="22.397cm" svg:y="17.999cm">
            <text:list text:style-name="L2">
              <text:list-item>
                <text:p text:style-name="P12"><text:span text:style-name="T3">B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24.928cm" svg:y1="19.174cm" svg:x2="24.928cm" svg:y2="19.974cm">
              <text:p/>
            </draw:line>
            <draw:line draw:style-name="gr9" draw:text-style-name="P6" draw:layer="layout" svg:x1="24.928cm" svg:y1="19.574cm" svg:x2="24.128cm" svg:y2="19.574cm">
              <text:p/>
            </draw:line>
          </draw:g>
        </draw:g>
        <draw:frame draw:style-name="gr53" draw:text-style-name="P23" xml:id="id43" draw:id="id43" draw:layer="layout" svg:width="1.233cm" svg:height="0.708cm" svg:x="4.132cm" svg:y="8.425cm">
          <draw:text-box>
            <text:p><text:span text:style-name="T29">t=0</text:span></text:p>
          </draw:text-box>
        </draw:frame>
        <draw:frame draw:style-name="gr54" draw:text-style-name="P23" xml:id="id48" draw:id="id48" draw:layer="layout" svg:width="2.293cm" svg:height="0.708cm" svg:x="9.067cm" svg:y="8.425cm">
          <draw:text-box>
            <text:p><text:span text:style-name="T29">t=</text:span><text:span text:style-name="T30">0.01</text:span></text:p>
          </draw:text-box>
        </draw:frame>
        <draw:custom-shape draw:style-name="gr55" draw:text-style-name="P6" draw:layer="layout" svg:width="20.531cm" svg:height="4.4cm" svg:x="16.798cm" svg:y="16.6cm">
          <text:p/>
          <draw:enhanced-geometry svg:viewBox="0 0 21600 21600" draw:type="rectangle" draw:enhanced-path="M 0 0 L 21600 0 21600 21600 0 21600 0 0 Z N"/>
        </draw:custom-shape>
        <draw:frame draw:style-name="gr53" draw:text-style-name="P23" xml:id="id44" draw:id="id44" draw:layer="layout" svg:width="1.233cm" svg:height="0.708cm" svg:x="18.665cm" svg:y="16.971cm">
          <draw:text-box>
            <text:p><text:span text:style-name="T29">t=3</text:span></text:p>
          </draw:text-box>
        </draw:frame>
        <draw:frame draw:style-name="gr56" draw:text-style-name="P23" xml:id="id49" draw:id="id49" draw:layer="layout" svg:width="2.294cm" svg:height="0.708cm" svg:x="22.497cm" svg:y="16.925cm">
          <draw:text-box>
            <text:p><text:span text:style-name="T29">t=5.01</text:span></text:p>
          </draw:text-box>
        </draw:frame>
        <draw:custom-shape draw:style-name="gr57" draw:text-style-name="P25" xml:id="id50" draw:id="id50" draw:layer="layout" svg:width="18.132cm" svg:height="6cm" svg:x="16.264cm" svg:y="7.2cm">
          <text:p text:style-name="P24"><text:span text:style-name="T31">Can only choose A</text:span></text:p>
          <text:p text:style-name="P24"><text:span text:style-name="T31">- eliminated the</text:span></text:p>
          <text:p text:style-name="P24"><text:span text:style-name="T32">temporally inconsistent</text:span></text:p>
          <text:p text:style-name="P24"><text:span text:style-name="T33">option (B <text:s text:c="2"/>before A <text:s text:c="2"/>)</text:span></text:p>
          <draw:enhanced-geometry svg:viewBox="0 0 21600 21600" draw:text-areas="800 800 20800 20800" draw:type="round-rectangular-callout" draw:modifiers="3708.20051839188 33917.147142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1" draw:id="id51">
          <draw:line draw:style-name="gr9" draw:text-style-name="P6" draw:layer="layout" svg:x1="25.064cm" svg:y1="11.6cm" svg:x2="25.064cm" svg:y2="12.2cm">
            <text:p/>
          </draw:line>
          <draw:line draw:style-name="gr9" draw:text-style-name="P6" draw:layer="layout" svg:x1="25.063cm" svg:y1="11.9cm" svg:x2="24.53cm" svg:y2="11.9cm">
            <text:p/>
          </draw:line>
        </draw:g>
        <draw:g xml:id="id52" draw:id="id52">
          <draw:line draw:style-name="gr9" draw:text-style-name="P6" draw:layer="layout" svg:x1="29.464cm" svg:y1="8.8cm" svg:x2="29.464cm" svg:y2="9.4cm">
            <text:p/>
          </draw:line>
          <draw:line draw:style-name="gr9" draw:text-style-name="P6" draw:layer="layout" svg:x1="29.463cm" svg:y1="9.1cm" svg:x2="28.93cm" svg:y2="9.1cm">
            <text:p/>
          </draw:line>
        </draw:g>
        <draw:g xml:id="id53" draw:id="id53">
          <draw:line draw:style-name="gr9" draw:text-style-name="P6" draw:layer="layout" svg:x1="29.097cm" svg:y1="11.6cm" svg:x2="29.097cm" svg:y2="12.2cm">
            <text:p/>
          </draw:line>
          <draw:line draw:style-name="gr9" draw:text-style-name="P6" draw:layer="layout" svg:x1="29.096cm" svg:y1="11.9cm" svg:x2="28.563cm" svg:y2="11.9cm">
            <text:p/>
          </draw:line>
        </draw:g>
        <draw:frame draw:style-name="gr58" draw:text-style-name="P26" draw:layer="layout" svg:width="2.933cm" svg:height="1.267cm" svg:x="33.597cm" svg:y="17.125cm">
          <draw:text-box>
            <text:p><text:span text:style-name="T34">Q</text:span></text:p>
          </draw:text-box>
        </draw:frame>
        <draw:frame draw:style-name="gr59" draw:text-style-name="P27" draw:layer="layout" svg:width="14.728cm" svg:height="0.628cm" svg:x="0.247cm" svg:y="20.242cm">
          <draw:text-box>
            <text:p><text:span text:style-name="T35">What does this look like if we do Bstart firs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>
          <draw:text-box>
            <text:p>Decision Epoch Planning: The snag</text:p>
          </draw:text-box>
        </draw:frame>
        <draw:frame presentation:style-name="pr6" draw:layer="layout" svg:width="33.596cm" svg:height="14.286cm" svg:x="1.866cm" svg:y="4.314cm" presentation:class="outline" presentation:user-transformed="true">
          <draw:text-box>
            <text:list text:style-name="L4">
              <text:list-item>
                <text:p>Must <text:span text:style-name="T8">fix start- and end-timestamps</text:span><text:span text:style-name="T10"> at the point when the action is started.</text:span></text:p>
                <text:list>
                  <text:list-item>
                    <text:p><text:span text:style-name="T10">Used for the priority queue</text:span></text:p>
                  </text:list-item>
                </text:list>
              </text:list-item>
              <text:list-item>
                <text:p><text:span text:style-name="T10">Can we always do this?</text:span></text:p>
              </text:list-item>
            </text:list>
          </draw:text-box>
        </draw:frame>
        <draw:custom-shape draw:style-name="gr60" draw:text-style-name="P8" xml:id="id54" draw:id="id54" draw:layer="layout" svg:width="3.064cm" svg:height="2.601cm" svg:x="6.132cm" svg:y="11.16cm">
          <text:list text:style-name="L2">
            <text:list-header>
              <text:p text:style-name="P12"><text:span text:style-name="T3">A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55" draw:id="id55">
          <draw:line draw:style-name="gr9" draw:text-style-name="P6" draw:layer="layout" svg:x1="8cm" svg:y1="12.335cm" svg:x2="8cm" svg:y2="13.135cm">
            <text:p/>
          </draw:line>
          <draw:line draw:style-name="gr9" draw:text-style-name="P6" draw:layer="layout" svg:x1="8cm" svg:y1="12.735cm" svg:x2="8.8cm" svg:y2="12.735cm">
            <text:p/>
          </draw:line>
        </draw:g>
        <draw:g xml:id="id56" draw:id="id56">
          <draw:custom-shape draw:style-name="gr61" draw:text-style-name="P8" draw:layer="layout" svg:width="3.064cm" svg:height="2.601cm" svg:x="17.331cm" svg:y="11.161cm">
            <text:list text:style-name="L2">
              <text:list-item>
                <text:p text:style-name="P12"><text:span text:style-name="T3">C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19.862cm" svg:y1="12.336cm" svg:x2="19.862cm" svg:y2="13.136cm">
              <text:p/>
            </draw:line>
            <draw:line draw:style-name="gr9" draw:text-style-name="P6" draw:layer="layout" svg:x1="19.862cm" svg:y1="12.736cm" svg:x2="19.062cm" svg:y2="12.736cm">
              <text:p/>
            </draw:line>
          </draw:g>
        </draw:g>
        <draw:custom-shape draw:style-name="gr62" draw:text-style-name="P28" xml:id="id57" draw:id="id57" draw:layer="layout" svg:width="3.064cm" svg:height="2.601cm" svg:x="11.601cm" svg:y="12.9cm">
          <text:list text:style-name="L2">
            <text:list-header>
              <text:p text:style-name="P12"><text:span text:style-name="T3">D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58" draw:id="id58">
          <draw:line draw:style-name="gr9" draw:text-style-name="P6" draw:layer="layout" svg:x1="13.469cm" svg:y1="14.075cm" svg:x2="13.469cm" svg:y2="14.875cm">
            <text:p/>
          </draw:line>
          <draw:line draw:style-name="gr9" draw:text-style-name="P6" draw:layer="layout" svg:x1="13.469cm" svg:y1="14.475cm" svg:x2="14.269cm" svg:y2="14.475cm">
            <text:p/>
          </draw:line>
        </draw:g>
        <draw:custom-shape draw:style-name="gr63" draw:text-style-name="P8" xml:id="id59" draw:id="id59" draw:layer="layout" svg:width="3.064cm" svg:height="2.601cm" svg:x="6.132cm" svg:y="11.16cm">
          <text:list text:style-name="L2">
            <text:list-header>
              <text:p text:style-name="P12"><text:span text:style-name="T3">C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60" draw:id="id60">
          <draw:line draw:style-name="gr9" draw:text-style-name="P6" draw:layer="layout" svg:x1="8cm" svg:y1="12.335cm" svg:x2="8cm" svg:y2="13.135cm">
            <text:p/>
          </draw:line>
          <draw:line draw:style-name="gr9" draw:text-style-name="P6" draw:layer="layout" svg:x1="8cm" svg:y1="12.735cm" svg:x2="8.8cm" svg:y2="12.735cm">
            <text:p/>
          </draw:line>
        </draw:g>
        <draw:g xml:id="id61" draw:id="id61">
          <draw:custom-shape draw:style-name="gr64" draw:text-style-name="P28" draw:layer="layout" svg:width="3.064cm" svg:height="2.601cm" svg:x="22.8cm" svg:y="12.999cm">
            <text:list text:style-name="L2">
              <text:list-item>
                <text:p text:style-name="P12"><text:span text:style-name="T3">D <text:s/>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>
            <draw:line draw:style-name="gr9" draw:text-style-name="P6" draw:layer="layout" svg:x1="25.331cm" svg:y1="14.174cm" svg:x2="25.331cm" svg:y2="14.974cm">
              <text:p/>
            </draw:line>
            <draw:line draw:style-name="gr9" draw:text-style-name="P6" draw:layer="layout" svg:x1="25.331cm" svg:y1="14.574cm" svg:x2="24.531cm" svg:y2="14.574cm">
              <text:p/>
            </draw:line>
          </draw:g>
        </draw:g>
        <draw:frame draw:style-name="gr20" draw:text-style-name="P13" xml:id="id62" draw:id="id62" draw:layer="layout" svg:width="2.133cm" svg:height="0.712cm" svg:x="14.665cm" svg:y="15.625cm">
          <draw:text-box>
            <text:p><text:span text:style-name="T11">q</text:span></text:p>
          </draw:text-box>
        </draw:frame>
        <draw:frame draw:style-name="gr20" draw:text-style-name="P13" xml:id="id63" draw:id="id63" draw:layer="layout" svg:width="2.133cm" svg:height="0.712cm" svg:x="16.265cm" svg:y="10.525cm">
          <draw:text-box>
            <text:p><text:span text:style-name="T11">q</text:span></text:p>
          </draw:text-box>
        </draw:frame>
        <draw:frame draw:style-name="gr20" draw:text-style-name="P13" xml:id="id64" draw:id="id64" draw:layer="layout" svg:width="2.133cm" svg:height="0.712cm" svg:x="25.597cm" svg:y="15.725cm">
          <draw:text-box>
            <text:p><text:span text:style-name="T11">¬q</text:span></text:p>
          </draw:text-box>
        </draw:frame>
        <draw:frame draw:style-name="gr65" draw:text-style-name="P29" xml:id="id65" draw:id="id65" draw:layer="layout" svg:width="8.266cm" svg:height="2.195cm" svg:x="28.797cm" svg:y="17.488cm">
          <draw:text-box>
            <text:p><text:span text:style-name="T36">dur(C) = 10</text:span></text:p>
            <text:p><text:span text:style-name="T36">dur(D) = 1</text:span></text:p>
          </draw:text-box>
        </draw:frame>
        <draw:custom-shape draw:style-name="gr66" draw:text-style-name="P30" xml:id="id66" draw:id="id66" draw:layer="layout" svg:width="12.533cm" svg:height="1cm" svg:x="6.665cm" svg:y="1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1" xml:id="id67" draw:id="id67" draw:layer="layout" svg:width="1.867cm" svg:height="0.8cm" svg:x="18.398cm" svg:y="18.8cm">
          <text:p/>
          <draw:enhanced-geometry svg:viewBox="0 0 21600 21600" draw:type="rectangle" draw:enhanced-path="M 0 0 L 21600 0 21600 21600 0 21600 0 0 Z N"/>
        </draw:custom-shape>
        <draw:polyline draw:style-name="gr7" draw:text-style-name="P6" xml:id="id68" draw:id="id68" draw:layer="layout" svg:width="15.198cm" svg:height="0cm" svg:x="6.665cm" svg:y="17.2cm" svg:viewBox="0 0 15199 0" draw:points="0,0 15199,0">
          <text:p/>
        </draw:polyline>
        <draw:polyline draw:style-name="gr68" draw:text-style-name="P6" xml:id="id69" draw:id="id69" draw:layer="layout" svg:width="0cm" svg:height="2.799cm" svg:x="6.665cm" svg:y="17.2cm" svg:viewBox="0 0 0 2800" draw:points="0,0 0,2800">
          <text:p/>
        </draw:polyline>
        <draw:frame draw:style-name="gr69" draw:text-style-name="P32" draw:layer="layout" svg:width="3.466cm" svg:height="1.021cm" svg:x="6.132cm" svg:y="16.925cm">
          <draw:text-box>
            <text:p xml:id="id70" text:id="id70"><text:span text:style-name="T37">t = 0</text:span></text:p>
          </draw:text-box>
        </draw:frame>
        <draw:frame draw:style-name="gr69" draw:text-style-name="P33" draw:layer="layout" svg:width="6.133cm" svg:height="1.021cm" svg:x="10.932cm" svg:y="16.858cm">
          <draw:text-box>
            <text:p xml:id="id73" text:id="id73"><text:span text:style-name="T38">t = </text:span><text:span text:style-name="T39">0.01</text:span></text:p>
          </draw:text-box>
        </draw:frame>
        <draw:frame draw:style-name="gr70" draw:text-style-name="P34" xml:id="id71" draw:id="id71" draw:layer="layout" svg:width="9.066cm" svg:height="1.728cm" svg:x="22.398cm" svg:y="9.725cm">
          <draw:text-box>
            <text:p><text:span text:style-name="T37">Queued: t = 10</text:span></text:p>
            <text:p><text:span text:style-name="T40"/></text:p>
          </draw:text-box>
        </draw:frame>
        <draw:polyline draw:style-name="gr7" draw:text-style-name="P6" xml:id="id72" draw:id="id72" draw:layer="layout" svg:width="2.001cm" svg:height="1.199cm" svg:x="20.395cm" svg:y="10.4cm" svg:viewBox="0 0 2002 1200" draw:points="2002,0 0,1200">
          <text:p/>
        </draw:polyline>
        <draw:frame draw:style-name="gr70" draw:text-style-name="P34" xml:id="id74" draw:id="id74" draw:layer="layout" svg:width="9.463cm" svg:height="1.728cm" svg:x="27.866cm" svg:y="12.325cm">
          <draw:text-box>
            <text:p><text:span text:style-name="T37">Queued: t = 1.01</text:span></text:p>
            <text:p><text:span text:style-name="T40"/></text:p>
          </draw:text-box>
        </draw:frame>
        <draw:polyline draw:style-name="gr7" draw:text-style-name="P6" xml:id="id75" draw:id="id75" draw:layer="layout" svg:width="2.001cm" svg:height="1.199cm" svg:x="25.864cm" svg:y="13cm" svg:viewBox="0 0 2002 1200" draw:points="2002,0 0,1200">
          <text:p/>
        </draw:polyline>
        <draw:frame draw:style-name="gr70" draw:text-style-name="P34" draw:layer="layout" svg:width="9.463cm" svg:height="1.728cm" svg:x="42.544cm" svg:y="9.986cm">
          <draw:text-box>
            <text:p><text:span text:style-name="T37">Queued: t = 1.01</text:span></text:p>
            <text:p><text:span text:style-name="T4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4" svg:font-family="Arial" style:font-family-generic="swiss"/>
    <style:font-face style:name="Arial7" svg:font-family="Arial" style:font-adornments="Regular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Arial5" svg:font-family="Arial" style:font-family-generic="swiss" style:font-pitch="fixed"/>
    <style:font-face style:name="Courier New2" svg:font-family="'Courier New'" style:font-family-generic="swiss" style:font-pitch="fixed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Fertigo Pro" svg:font-family="'Fertigo Pro'" style:font-family-generic="modern" style:font-pitch="variable"/>
    <style:font-face style:name="AR PL New Sung2" svg:font-family="'AR PL New Sung'" style:font-family-generic="roma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 PL New Sung1" svg:font-family="'AR PL New Sung'" style:font-family-generic="swiss" style:font-pitch="variable"/>
    <style:font-face style:name="Arial6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2" svg:font-family="Calibri" style:font-family-generic="swiss" style:font-pitch="variable"/>
    <style:font-face style:name="DejaVu Sans3" svg:font-family="'DejaVu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66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666699" draw:fill-image-width="0cm" draw:fill-image-height="0cm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center" fo:text-indent="-1.048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35.2999992370605pt" fo:font-style="normal" fo:text-shadow="1pt 1pt" style:text-underline-style="none" fo:font-weight="normal" style:letter-kerning="true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center" fo:text-indent="-0.874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30.8999996185303pt" fo:font-style="normal" fo:text-shadow="1pt 1pt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6.5pt" fo:font-style="normal" fo:text-shadow="1pt 1pt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11cm" fo:min-width="0cm" fo:padding-top="0.127cm" fo:padding-bottom="0.127cm" fo:padding-left="0.254cm" fo:padding-right="0.254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32pt" fo:font-style="normal" fo:text-shadow="1pt 1pt" style:text-underline-style="none" fo:font-weight="normal" style:letter-kerning="true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fdef6" style:text-outline="false" style:text-line-through-style="none" style:text-line-through-type="none" style:text-position="0% 100%" style:font-name="Arial2" fo:font-family="Arial" style:font-pitch="variable" fo:font-size="69.5999984741211pt" fo:font-style="normal" fo:text-shadow="1pt 1pt" style:text-underline-style="none" fo:font-weight="normal" style:letter-kerning="true" fo:background-color="transparent" style:font-name-asian="Droid Sans Fallback1" style:font-family-asian="'Droid Sans Fallback'" style:font-pitch-asian="variable" style:font-size-asian="54pt" style:font-style-asian="normal" style:font-weight-asian="normal" style:font-name-complex="Droid Sans Fallback1" style:font-family-complex="'Droid Sans Fallback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 draw:fill-color="#66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.599cm" fo:margin-right="0cm" fo:line-height="100%" fo:text-indent="-0.599cm" style:line-break="strict" style:writing-mode="lr-tb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2" fo:font-size="12pt" fo:language="en" fo:country="GB" fo:text-shadow="1pt 1pt" style:font-name-asian="DejaVu Sans1" style:font-size-asian="12pt" style:language-asian="en" style:country-asian="GB" style:font-name-complex="DejaVu Sans1" style:font-size-complex="12pt" style:language-complex="en" style:country-complex="GB"/>
    </style:style>
    <style:style style:name="MT3" style:family="text">
      <style:text-properties fo:color="#000000" style:font-name="Times New Roman2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3.596cm" svg:height="3.506cm" svg:x="1.866cm" svg:y="0.837cm" presentation:class="title" presentation:placeholder="true">
        <draw:text-box/>
      </draw:frame>
      <draw:frame presentation:style-name="Default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31.725cm" svg:height="5.313cm" svg:x="2.799cm" svg:y="5.648cm" presentation:class="title" presentation:placeholder="true">
        <draw:text-box/>
      </draw:frame>
      <draw:frame presentation:style-name="Title1-subtitle" draw:layer="backgroundobjects" svg:width="26.126cm" svg:height="5.362cm" svg:x="5.599cm" svg:y="11.9cm" presentation:class="subtitle" presentation:placeholder="true">
        <draw:text-box/>
      </draw:frame>
      <draw:frame presentation:style-name="Mpr4" draw:text-style-name="MP8" draw:layer="backgroundobjects" svg:width="8.703cm" svg:height="1.396cm" svg:x="1.866cm" svg:y="19.11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11.815cm" svg:height="1.394cm" svg:x="12.752cm" svg:y="19.13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8.705cm" svg:height="1.396cm" svg:x="26.75cm" svg:y="19.11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33.596cm" svg:height="12.179cm" svg:x="1.866cm" svg:y="4.913cm" presentation:class="outline" presentation:placeholder="true">
        <draw:text-box/>
      </draw:frame>
      <presentation:notes style:page-layout-name="PM0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6cm" svg:height="1.48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8" draw:text-style-name="MP12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499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frame presentation:style-name="Mpr9" draw:text-style-name="MP8" draw:layer="backgroundobjects" svg:width="9.096cm" svg:height="1.479cm" svg:x="-0.001cm" svg:y="28.20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0" draw:text-style-name="MP12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6-27T12:43:28</meta:creation-date>
    <dc:date>2020-09-02T13:44:56.259336166</dc:date>
    <meta:editing-duration>P9DT11H2M2S</meta:editing-duration>
    <meta:editing-cycles>80</meta:editing-cycles>
    <meta:generator>LibreOffice/6.4.5.2$Linux_X86_64 LibreOffice_project/40$Build-2</meta:generator>
    <meta:print-date>2017-10-06T12:51:11.488000000</meta:print-date>
    <meta:document-statistic meta:object-count="254"/>
  </office:meta>
</office:document-meta>
</file>